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6.6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250.8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the sp json object (study programm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study progr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icula</text:p>
          </table:table-cell>
          <table:table-cell office:value-type="string" calcext:value-type="string">
            <text:p>curriculum array</text:p>
          </table:table-cell>
          <table:table-cell office:value-type="string" calcext:value-type="string">
            <text:p>array containing the curriculums of the study program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he curriculum JSON obje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6"/>
          <table:table-cell/>
          <table:table-cell table:style-name="ce1" table:number-columns-repeated="101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curricul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mesters</text:p>
          </table:table-cell>
          <table:table-cell office:value-type="string" calcext:value-type="string">
            <text:p>semester array</text:p>
          </table:table-cell>
          <table:table-cell office:value-type="string" calcext:value-type="string">
            <text:p>array containing the semesters of curriculum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he curriculum JSON obje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iculum-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mesters</text:p>
          </table:table-cell>
          <table:table-cell office:value-type="string" calcext:value-type="string">
            <text:p>semester array</text:p>
          </table:table-cell>
          <table:table-cell office:value-type="string" calcext:value-type="string">
            <text:p>array containing the semesters of curriculum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he semester JSON obje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mester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semester numb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he module JSON obje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dule-code</text:p>
          </table:table-cell>
          <table:table-cell table:style-name="ce2" office:value-type="string" calcext:value-type="string">
            <text:p>semester array</text:p>
          </table:table-cell>
          <table:table-cell table:style-name="ce2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dule-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/00/0000</text:date>, <text:time style:data-style-name="N2" text:time-value="10:15:42.836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6:46:47.432000000</meta:creation-date>
    <dc:date>2017-10-10T10:17:17.738000000</dc:date>
    <meta:editing-duration>PT4H33M37S</meta:editing-duration>
    <meta:editing-cycles>14</meta:editing-cycles>
    <meta:generator>LibreOffice/5.3.0.3$Windows_x86 LibreOffice_project/7074905676c47b82bbcfbea1aeefc84afe1c50e1</meta:generator>
    <meta:document-statistic meta:table-count="1" meta:cell-count="53" meta:object-count="0"/>
  </office:meta>
</office:document-meta>
</file>